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222in" table:align="left" style:writing-mode="lr-tb"/>
    </style:style>
    <style:style style:name="Table1.A" style:family="table-column">
      <style:table-column-properties style:column-width="1.3882in"/>
    </style:style>
    <style:style style:name="Table1.B" style:family="table-column">
      <style:table-column-properties style:column-width="1.0431in"/>
    </style:style>
    <style:style style:name="Table1.C" style:family="table-column">
      <style:table-column-properties style:column-width="4.491in"/>
    </style:style>
    <style:style style:name="Table1.A1" style:family="table-cell">
      <style:table-cell-properties fo:padding="0.0382in" fo:border-left="0.0007in solid #000000" fo:border-right="none" fo:border-top="0.0007in solid #000000" fo:border-bottom="0.0007in solid #000000"/>
    </style:style>
    <style:style style:name="Table1.B1.1.1" style:family="table-cell">
      <style:table-cell-properties style:vertical-align="middle" fo:padding="0.0382in" fo:border-left="0.0007in solid #000000" fo:border-right="none" fo:border-top="0.0007in solid #000000" fo:border-bottom="0.0007in solid #000000"/>
    </style:style>
    <style:style style:name="Table1.B1.1.2" style:family="table-cell">
      <style:table-cell-properties style:vertical-align="middle" fo:padding="0.0382in" fo:border-left="0.0007in solid #000000" fo:border-right="none" fo:border-top="none" fo:border-bottom="0.0007in solid #000000"/>
    </style:style>
    <style:style style:name="Table1.B1.3" style:family="table-row">
      <style:table-row-properties style:min-row-height="0.0382in"/>
    </style:style>
    <style:style style:name="Table1.C1.1.1" style:family="table-cell">
      <style:table-cell-properties style:vertical-align="middle" fo:padding="0.0382in" fo:border="0.0007in solid #000000"/>
    </style:style>
    <style:style style:name="Table1.C1.1.2" style:family="table-cell">
      <style:table-cell-properties style:vertical-align="middle" fo:padding="0.0382in" fo:border-left="0.0007in solid #000000" fo:border-right="0.0007in solid #000000" fo:border-top="none" fo:border-bottom="0.0007in solid #000000"/>
    </style:style>
    <style:style style:name="Table1.C1.3" style:family="table-row">
      <style:table-row-properties style:min-row-height="0.0368in"/>
    </style:style>
    <style:style style:name="Table1.A11" style:family="table-cell">
      <style:table-cell-properties fo:padding="0.0382in" fo:border-left="0.0007in solid #000000" fo:border-right="none" fo:border-top="none" fo:border-bottom="0.0007in solid #000000"/>
    </style:style>
    <style:style style:name="Table1.C11.1.1"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font-size-asian="12pt" style:font-size-complex="12pt"/>
    </style:style>
    <style:style style:name="P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8"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9" style:family="paragraph" style:parent-style-name="Table_20_Contents">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justify"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text-align="justify" style:justify-single-word="false"/>
      <style:text-properties style:font-name="Times New Roman" fo:font-size="10pt" style:font-size-asian="10pt" style:font-size-complex="10pt"/>
    </style:style>
    <style:style style:name="P12" style:family="paragraph" style:parent-style-name="Table_20_Contents">
      <style:paragraph-properties fo:text-align="justify" style:justify-single-word="false" style:writing-mode="lr-tb"/>
      <style:text-properties style:font-name="Times New Roman" fo:font-size="10pt" style:font-size-asian="10pt" style:font-size-complex="10pt"/>
    </style:style>
    <style:style style:name="P13" style:family="paragraph" style:parent-style-name="Table_20_Contents">
      <style:paragraph-properties fo:text-align="justify" style:justify-single-word="false" style:writing-mode="lr-tb"/>
      <style:text-properties style:font-name="Times New Roman" fo:font-size="12pt" fo:font-weight="bold" style:font-size-asian="12pt" style:font-weight-asian="bold" style:font-size-complex="12pt" style:font-weight-complex="bold"/>
    </style:style>
    <style:style style:name="P14"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1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ffff00" style:font-size-asian="14pt" style:font-weight-asian="bold" style:font-size-complex="14pt" style:language-complex="fa" style:country-complex="IR" style:font-weight-complex="bold"/>
    </style:style>
    <style:style style:name="P1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18"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19"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6pt" style:text-underline-style="none" fo:font-weight="bold" fo:background-color="#ffff00" style:font-size-asian="16pt" style:font-weight-asian="bold" style:font-size-complex="16pt" style:language-complex="fa" style:country-complex="IR" style:font-weight-complex="bold"/>
    </style:style>
    <style:style style:name="P20"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T1" style:family="text">
      <style:text-properties style:language-complex="fa" style:country-complex="IR"/>
    </style:style>
    <style:style style:name="T2" style:family="text">
      <style:text-properties style:text-underline-style="none" fo:font-weight="normal" style:font-weight-asian="normal" style:language-complex="fa" style:country-complex="IR"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6: <text:span text:style-name="T1"><text:s/>Connection Tracking</text:span></text:p>
      <text:p text:style-name="P3"/>
      <text:p text:style-name="P3"/>
      <text:p text:style-name="P3"/>
      <text:p text:style-name="P4">6.1 <text:s text:c="2"/>Introduction to Connection Tracking</text:p>
      <text:p text:style-name="P3">The connection tracking subsystem is used by the NAT and the iptables to translate and in some cases filter connections based on their header information. To better understand how the connection tracking works, one should know how the information of packets passing through iptables are stored in the “states”, what it means when a stateless protocol such as UDP becomes stateful and the like.</text:p>
      <text:p text:style-name="P3"/>
      <text:p text:style-name="P5">The connection tracker module of the iptables' package keep track of connections initiating and passing through iptables. To simplify, it keeps track of information contained in the packets in a “state” table. The stateful- and statelessness of the protocol which encapsulates the packet and sends it through iptables does not imply that its connection can not be tracked, thus, the information contained in the state table of the connection tracker does not depend on the stateful- and statelessness of the protocols such as TCP which is stateful and UDP which is stateless.</text:p>
      <text:p text:style-name="P5"/>
      <text:p text:style-name="P5">The first packet of the TCP with its SYN bit set indicates the initiation of a connection (NEW connection in case of connection tracker) and the first packet of UDP which passes through iptables with a unique source and destination IP address and port is considered to initiate a new connection (again, NEW connection in case of connection tracker). The state table keeps track information listed in Table 6-1.</text:p>
      <text:p text:style-name="P6"/>
      <text:p text:style-name="P4">6.2 <text:s text:c="2"/>Connection Tracking, NAT &amp; Filtering</text:p>
      <text:p text:style-name="P7">The connection tracker is a separate module from NAT and firewall (filter). It neither <text:s/>filters nor translates any packet and any connection, it just keeps track of them and lets NAT translate them and lets the firewall filter them based on the supplied rules which the user (administrator) has specified the state.</text:p>
      <text:p text:style-name="P7"/>
      <text:p text:style-name="P7">The connection tracker gives power to the firewall by converting it into a stateful firewall which sees packets when they relate to a connection, if they do not, they are considered to be invalid. It can also work in conjunction with the NAT to keep track of the packets relating to a connection; it keeps track of the packets in order that they can be easily translated.</text:p>
      <text:p text:style-name="P7"/>
      <text:p text:style-name="P8">The NAT makes extensive use of the connection tracker's state table by which it considers the packets relating to a connection the same and the state table simplifies the work load either on filter or NAT. Then, the packets are not considered alone, so that, each one creates a new entry in the memory and lets it overflow. The overflow of any table (linked-list) means that some portions of memory has been leaked and the intruder can gain access to the root of the system by fetching instructions in the payload of the packets to be executed on the victim box, thus, compromising the whole security. The connection tracking also helps prevent the network from some denial-of-service (DoS) attacks.</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tate</text:p>
          </table:table-cell>
          <table:table-cell>
            <table:table table:is-sub-table="true">
              <table:table-column table:style-name="Table1.B"/>
              <table:table-row>
                <table:table-cell table:style-name="Table1.B1.1.1" office:value-type="string">
                  <text:p text:style-name="P10">INVALID</text:p>
                </table:table-cell>
              </table:table-row>
              <table:table-row>
                <table:table-cell table:style-name="Table1.B1.1.2" office:value-type="string">
                  <text:p text:style-name="P10">ESTABLISHED</text:p>
                </table:table-cell>
              </table:table-row>
              <table:table-row table:style-name="Table1.B1.3">
                <table:table-cell table:style-name="Table1.B1.1.2" office:value-type="string">
                  <text:p text:style-name="P10">NEW</text:p>
                </table:table-cell>
              </table:table-row>
              <table:table-row>
                <table:table-cell table:style-name="Table1.B1.1.2" office:value-type="string">
                  <text:p text:style-name="P10">RELATED</text:p>
                </table:table-cell>
              </table:table-row>
              <table:table-row>
                <table:table-cell table:style-name="Table1.B1.1.2" office:value-type="string">
                  <text:p text:style-name="P10">UNTRACKED</text:p>
                </table:table-cell>
              </table:table-row>
              <table:table-row>
                <table:table-cell table:style-name="Table1.B1.1.2" office:value-type="string">
                  <text:p text:style-name="P10">SNAT</text:p>
                </table:table-cell>
              </table:table-row>
              <table:table-row>
                <table:table-cell table:style-name="Table1.B1.1.2" office:value-type="string">
                  <text:p text:style-name="P10">DNAT</text:p>
                </table:table-cell>
              </table:table-row>
              <table:table-row>
                <table:table-cell table:style-name="Table1.B1.1.2" office:value-type="string">
                  <text:p text:style-name="P10">IS_REPLY</text:p>
                </table:table-cell>
              </table:table-row>
            </table:table>
          </table:table-cell>
          <table:table-cell>
            <table:table table:is-sub-table="true">
              <table:table-column table:style-name="Table1.C"/>
              <table:table-row>
                <table:table-cell table:style-name="Table1.C1.1.1" office:value-type="string">
                  <text:p text:style-name="P11">The packet is invalid comparing to the state table's records.</text:p>
                </table:table-cell>
              </table:table-row>
              <table:table-row>
                <table:table-cell table:style-name="Table1.C1.1.2" office:value-type="string">
                  <text:p text:style-name="P11">The packet is a part to an established connection.</text:p>
                </table:table-cell>
              </table:table-row>
              <table:table-row table:style-name="Table1.C1.3">
                <table:table-cell table:style-name="Table1.C1.1.2" office:value-type="string">
                  <text:p text:style-name="P11">A new unique packet is sent through.</text:p>
                </table:table-cell>
              </table:table-row>
              <table:table-row>
                <table:table-cell table:style-name="Table1.C1.1.2" office:value-type="string">
                  <text:p text:style-name="P12">The packet is related to an existing connection (ICMP error msg.).</text:p>
                </table:table-cell>
              </table:table-row>
              <table:table-row>
                <table:table-cell table:style-name="Table1.C1.1.2" office:value-type="string">
                  <text:p text:style-name="P11">The packet is not tracked according to the rules (used in raw table).</text:p>
                </table:table-cell>
              </table:table-row>
              <table:table-row>
                <table:table-cell table:style-name="Table1.C1.1.2" office:value-type="string">
                  <text:p text:style-name="P11">The packet's source IP address is going to be translated.</text:p>
                </table:table-cell>
              </table:table-row>
              <table:table-row>
                <table:table-cell table:style-name="Table1.C1.1.2" office:value-type="string">
                  <text:p text:style-name="P11">The packet's destination IP address is going to be translated.</text:p>
                </table:table-cell>
              </table:table-row>
              <table:table-row>
                <table:table-cell table:style-name="Table1.C1.1.2" office:value-type="string">
                  <text:p text:style-name="P12">This is used in conjunction with others to indicate the reply packet.</text:p>
                </table:table-cell>
              </table:table-row>
            </table:table>
          </table:table-cell>
        </table:table-row>
        <table:table-row>
          <table:table-cell table:style-name="Table1.B1.1.2" office:value-type="string">
            <text:p text:style-name="P13">Protocol</text:p>
          </table:table-cell>
          <table:table-cell table:style-name="Table1.C1.1.2" table:number-columns-spanned="2" office:value-type="string">
            <text:p text:style-name="P11">This field indicates the (L4) protocol name or number according to the /etc/protocols.</text:p>
          </table:table-cell>
          <table:covered-table-cell/>
        </table:table-row>
        <table:table-row>
          <table:table-cell table:style-name="Table1.B1.1.2" office:value-type="string">
            <text:p text:style-name="P14">Org. Source</text:p>
          </table:table-cell>
          <table:table-cell table:style-name="Table1.C1.1.2" table:number-columns-spanned="2" office:value-type="string">
            <text:p text:style-name="P11">The source IP address of the sender of the message in the original direction.</text:p>
          </table:table-cell>
          <table:covered-table-cell/>
        </table:table-row>
        <table:table-row>
          <table:table-cell table:style-name="Table1.B1.1.2" office:value-type="string">
            <text:p text:style-name="P14">Org. Dest.</text:p>
          </table:table-cell>
          <table:table-cell table:style-name="Table1.C1.1.2" table:number-columns-spanned="2" office:value-type="string">
            <text:p text:style-name="P11">The destination IP address of the receiver of the message in the original direction.</text:p>
          </table:table-cell>
          <table:covered-table-cell/>
        </table:table-row>
        <table:table-row>
          <table:table-cell table:style-name="Table1.B1.1.2" office:value-type="string">
            <text:p text:style-name="P13">Reply Source</text:p>
          </table:table-cell>
          <table:table-cell table:style-name="Table1.C1.1.2" table:number-columns-spanned="2" office:value-type="string">
            <text:p text:style-name="P11">The source IP address of the sender of the message in the reply direction.</text:p>
          </table:table-cell>
          <table:covered-table-cell/>
        </table:table-row>
        <table:table-row>
          <table:table-cell table:style-name="Table1.B1.1.2" office:value-type="string">
            <text:p text:style-name="P14">Reply Dest.</text:p>
          </table:table-cell>
          <table:table-cell table:style-name="Table1.C1.1.2" table:number-columns-spanned="2" office:value-type="string">
            <text:p text:style-name="P11">The destination IP address of the receiver of the message in the reply direction.</text:p>
          </table:table-cell>
          <table:covered-table-cell/>
        </table:table-row>
        <table:table-row>
          <table:table-cell table:style-name="Table1.B1.1.2" office:value-type="string">
            <text:p text:style-name="P9">Org. Src. Port</text:p>
          </table:table-cell>
          <table:table-cell table:style-name="Table1.C1.1.2" table:number-columns-spanned="2" office:value-type="string">
            <text:p text:style-name="P11">The source port of the sender of the message in the original direction.</text:p>
          </table:table-cell>
          <table:covered-table-cell/>
        </table:table-row>
        <table:table-row>
          <table:table-cell table:style-name="Table1.B1.1.2" office:value-type="string">
            <text:p text:style-name="P9">Org. Dest. Port</text:p>
          </table:table-cell>
          <table:table-cell table:style-name="Table1.C1.1.2" table:number-columns-spanned="2" office:value-type="string">
            <text:p text:style-name="P11">The destination port of the receiver of the message in the original direction.</text:p>
          </table:table-cell>
          <table:covered-table-cell/>
        </table:table-row>
        <table:table-row>
          <table:table-cell table:style-name="Table1.B1.1.2" office:value-type="string">
            <text:p text:style-name="P9">Rep. Src. Port</text:p>
          </table:table-cell>
          <table:table-cell table:style-name="Table1.C1.1.2" table:number-columns-spanned="2" office:value-type="string">
            <text:p text:style-name="P11">The source port of the sender of the message in the reply direction.</text:p>
          </table:table-cell>
          <table:covered-table-cell/>
        </table:table-row>
        <table:table-row>
          <table:table-cell table:style-name="Table1.B1.1.2" office:value-type="string">
            <text:p text:style-name="P9">Rep. Dest. Port</text:p>
          </table:table-cell>
          <table:table-cell table:style-name="Table1.C1.1.2" table:number-columns-spanned="2" office:value-type="string">
            <text:p text:style-name="P11">The destination port of the receiver of the message in the reply direction.</text:p>
          </table:table-cell>
          <table:covered-table-cell/>
        </table:table-row>
        <table:table-row>
          <table:table-cell table:style-name="Table1.A11" office:value-type="string">
            <text:p text:style-name="P14">Status</text:p>
          </table:table-cell>
          <table:table-cell>
            <table:table table:is-sub-table="true">
              <table:table-column table:style-name="Table1.B"/>
              <table:table-row>
                <table:table-cell table:style-name="Table1.B1.1.2" office:value-type="string">
                  <text:p text:style-name="P15">NONE</text:p>
                </table:table-cell>
              </table:table-row>
              <table:table-row>
                <table:table-cell table:style-name="Table1.B1.1.2" office:value-type="string">
                  <text:p text:style-name="P15">EXPECTED</text:p>
                </table:table-cell>
              </table:table-row>
              <table:table-row>
                <table:table-cell table:style-name="Table1.B1.1.2" office:value-type="string">
                  <text:p text:style-name="P15">SEEN_REPLY</text:p>
                </table:table-cell>
              </table:table-row>
              <table:table-row>
                <table:table-cell table:style-name="Table1.B1.1.2" office:value-type="string">
                  <text:p text:style-name="P15">ASSURED</text:p>
                </table:table-cell>
              </table:table-row>
              <table:table-row>
                <table:table-cell table:style-name="Table1.B1.1.2" office:value-type="string">
                  <text:p text:style-name="P15">CONFIRMED</text:p>
                </table:table-cell>
              </table:table-row>
              <table:table-row>
                <table:table-cell table:style-name="Table1.B1.1.2" office:value-type="string">
                  <text:p text:style-name="P15">DYING</text:p>
                </table:table-cell>
              </table:table-row>
            </table:table>
          </table:table-cell>
          <table:table-cell>
            <table:table table:is-sub-table="true">
              <table:table-column table:style-name="Table1.C"/>
              <table:table-row>
                <table:table-cell table:style-name="Table1.C11.1.1" office:value-type="string">
                  <text:p text:style-name="P11">The status of the connection is unknown.</text:p>
                </table:table-cell>
              </table:table-row>
              <table:table-row>
                <table:table-cell table:style-name="Table1.C11.1.1" office:value-type="string">
                  <text:p text:style-name="P11">Another related connection is expected.</text:p>
                </table:table-cell>
              </table:table-row>
              <table:table-row>
                <table:table-cell table:style-name="Table1.C11.1.1" office:value-type="string">
                  <text:p text:style-name="P12">A reply is seen in both directions.</text:p>
                </table:table-cell>
              </table:table-row>
              <table:table-row>
                <table:table-cell table:style-name="Table1.C11.1.1" office:value-type="string">
                  <text:p text:style-name="P11">The connection should never by expired early.</text:p>
                </table:table-cell>
              </table:table-row>
              <table:table-row>
                <table:table-cell table:style-name="Table1.C11.1.1" office:value-type="string">
                  <text:p text:style-name="P11">The connection is confirmed; the originating packet has left the box.</text:p>
                </table:table-cell>
              </table:table-row>
              <table:table-row>
                <table:table-cell table:style-name="Table1.C11.1.1" office:value-type="string">
                  <text:p text:style-name="P12">The connection is expired and should be removed.</text:p>
                </table:table-cell>
              </table:table-row>
            </table:table>
          </table:table-cell>
        </table:table-row>
        <table:table-row>
          <table:table-cell table:style-name="Table1.B1.1.2" office:value-type="string">
            <text:p text:style-name="P14">Expires</text:p>
          </table:table-cell>
          <table:table-cell table:style-name="Table1.C1.1.2" table:number-columns-spanned="2" office:value-type="string">
            <text:p text:style-name="P11">The lifetime of the connection in seconds.</text:p>
          </table:table-cell>
          <table:covered-table-cell/>
        </table:table-row>
        <table:table-row>
          <table:table-cell table:style-name="Table1.A11" office:value-type="string">
            <text:p text:style-name="P14">Direction</text:p>
          </table:table-cell>
          <table:table-cell>
            <table:table table:is-sub-table="true">
              <table:table-column table:style-name="Table1.B"/>
              <table:table-row>
                <table:table-cell table:style-name="Table1.B1.1.2" office:value-type="string">
                  <text:p text:style-name="P15">ORIGINAL</text:p>
                </table:table-cell>
              </table:table-row>
              <table:table-row>
                <table:table-cell table:style-name="Table1.B1.1.2" office:value-type="string">
                  <text:p text:style-name="P15">REPLY</text:p>
                </table:table-cell>
              </table:table-row>
            </table:table>
          </table:table-cell>
          <table:table-cell>
            <table:table table:is-sub-table="true">
              <table:table-column table:style-name="Table1.C"/>
              <table:table-row>
                <table:table-cell table:style-name="Table1.C1.1.2" office:value-type="string">
                  <text:p text:style-name="P11">The flow of the current packet is in the original direction.</text:p>
                </table:table-cell>
              </table:table-row>
              <table:table-row>
                <table:table-cell table:style-name="Table1.C1.1.2" office:value-type="string">
                  <text:p text:style-name="P11">The flow of the current packet is in the reply direction.</text:p>
                </table:table-cell>
              </table:table-row>
            </table:table>
          </table:table-cell>
        </table:table-row>
      </table:table>
      <text:p text:style-name="P6">Table 6-1. <text:span text:style-name="T2">The record fields in the state table</text:span></text:p>
      <text:p text:style-name="P6"/>
      <text:p text:style-name="P16">6.2 <text:s text:c="2"/>Session Flow of TCP, UDP &amp; ICMP</text:p>
      <text:p text:style-name="P17">Node1 (TCP SYN) &gt; Node2 (TCP SYN+ACK) &gt; Node1 (TCP ACK) &gt; [...]</text:p>
      <text:p text:style-name="P18">Node1 (UDP) &gt; Node2 (UDP) &gt; [...]</text:p>
      <text:p text:style-name="P17">Node1 (ICMP Echo Req.) &gt; Node2 (ICMP Echo Rep.) &gt; [...]</text:p>
      <text:p text:style-name="P19">Should I include it or not?</text:p>
      <text:p text:style-name="P20">6.3 <text:s text:c="2"/>Summary</text:p>
      <text:p text:style-name="P7">In this chapter, different states relating to the connection tracking module of the iptables' package has been explored. The detail of each entry in the state table of the connection tracker has also been shown. The connection tracker can help humanity in many ways by blocking unwanted packets that don't relate to any connection to be filtered based on some criteria specified by the user (administrator). One should know that the connection tracker neither filters nor translates any packet, it just keeps track of them to be used by NAT, filter or b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6-<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9T17:16:11</dc:date>
    <dc:language>en-US</dc:language>
    <meta:editing-cycles>261</meta:editing-cycles>
    <meta:editing-duration>PT8H35M39S</meta:editing-duration>
    <meta:user-defined meta:name="Info 1"/>
    <meta:user-defined meta:name="Info 2"/>
    <meta:user-defined meta:name="Info 3"/>
    <meta:user-defined meta:name="Info 4"/>
    <meta:document-statistic meta:table-count="1" meta:image-count="0" meta:object-count="0" meta:page-count="3" meta:paragraph-count="73" meta:word-count="943" meta:character-count="5557"/>
  </office:meta>
</office:document-meta>
</file>